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 for Project</text:p>
      <text:p text:style-name="Standard"/>
      <text:p text:style-name="Standard"/>
      <text:p text:style-name="Standard"><text:span text:style-name="T1">TryRuby: (</text:span><text:a xlink:type="simple" xlink:href="http://tryruby.org/levels/1/challenges/2">http://tryruby.org/levels/1/challenges/2</text:a>)</text:p>
      <text:p text:style-name="Standard"/>
      <text:p text:style-name="Standard">Interactive tutorial – its a guided walkthrough of Ruby.</text:p>
      <text:p text:style-name="Standard"/>
      <text:p text:style-name="Standard"/>
      <text:p text:style-name="Standard">Advantages:</text:p>
      <text:p text:style-name="Standard"/>
      <text:list xml:id="list2147192338" text:style-name="L1">
        <text:list-item>
          <text:p text:style-name="P2">Interface is very simple and visually pleasing.</text:p>
        </text:list-item>
        <text:list-item>
          <text:p text:style-name="P2">Instructions/tutorial is simple and clear</text:p>
        </text:list-item>
        <text:list-item>
          <text:p text:style-name="P2">Visual feedback is provided through “success” or an error message is shown if user makes a mistake.</text:p>
        </text:list-item>
        <text:list-item>
          <text:p text:style-name="P2">Dont have to sign in or sign up to complete the tutorials</text:p>
        </text:list-item>
        <text:list-item>
          <text:p text:style-name="P2">Its very easy to use</text:p>
        </text:list-item>
        <text:list-item>
          <text:p text:style-name="P2">It is accessible within browser, no need to download anything.</text:p>
        </text:list-item>
      </text:list>
      <text:p text:style-name="Standard"/>
      <text:p text:style-name="Standard">Disadvantages:</text:p>
      <text:p text:style-name="Standard"/>
      <text:list xml:id="list359950897" text:style-name="L2">
        <text:list-item>
          <text:p text:style-name="P3">Its not too clear how you skip between the different sections. Have to type “Next” or “back”. This could be easier.</text:p>
        </text:list-item>
        <text:list-item>
          <text:p text:style-name="P3">Can't skip to a specific tutorial – have to start at the beginning each time if you don't have an account with them.</text:p>
        </text:list-item>
        <text:list-item>
          <text:p text:style-name="P3">The section down the bottom of the screen containing the instructions could be clearer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Kearns</meta:initial-creator>
    <meta:creation-date>2013-10-07T11:28:34</meta:creation-date>
    <meta:document-statistic meta:table-count="0" meta:image-count="0" meta:object-count="0" meta:page-count="1" meta:paragraph-count="14" meta:word-count="139" meta:character-count="807" meta:non-whitespace-character-count="691"/>
    <dc:date>2013-10-07T11:43:47</dc:date>
    <dc:creator>Nicole Kearns</dc:creator>
    <meta:editing-duration>PT2S</meta:editing-duration>
    <meta:editing-cycles>1</meta:editing-cycles>
    <meta:generator>LibreOffice/3.4$Unix LibreOffice_project/340m1$Build-502</meta:generator>
  </office:meta>
</office:document-meta>
</file>